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7f5cf" officeooo:paragraph-rsid="0007f5cf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7f5cf" officeooo:paragraph-rsid="0007f5cf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7f5cf" officeooo:paragraph-rsid="0008892f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8892f" officeooo:paragraph-rsid="0008892f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8892f" officeooo:paragraph-rsid="000a575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8892f" officeooo:paragraph-rsid="000c3a49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a5755" officeooo:paragraph-rsid="000a5755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c3a49" officeooo:paragraph-rsid="000c3a49" style:font-weight-asian="normal" style:font-weight-complex="normal"/>
    </style:style>
    <style:style style:name="T1" style:family="text">
      <style:text-properties officeooo:rsid="0008892f"/>
    </style:style>
    <style:style style:name="T2" style:family="text">
      <style:text-properties officeooo:rsid="000a5755"/>
    </style:style>
    <style:style style:name="T3" style:family="text">
      <style:text-properties officeooo:rsid="000c3a49"/>
    </style:style>
    <style:style style:name="T4" style:family="text">
      <style:text-properties officeooo:rsid="000e366d"/>
    </style:style>
    <style:style style:name="T5" style:family="text">
      <style:text-properties officeooo:rsid="000f76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nalysis of an A<text:span text:style-name="T3">utomated </text:span>T<text:span text:style-name="T3">eller </text:span>Machine <text:span text:style-name="T3">(ATM)</text:span>:</text:p>
      <text:p text:style-name="P1"/>
      <text:p text:style-name="P2">The ATM functions has been categorised into <text:span text:style-name="T5">six</text:span><text:span text:style-name="T2"> </text:span><text:span text:style-name="T4">steps</text:span>:</text:p>
      <text:p text:style-name="P2"/>
      <text:list xml:id="list1653439858" text:style-name="L1">
        <text:list-item>
          <text:p text:style-name="P3">case 0: the user inserts the card</text:p>
          <text:list>
            <text:list-item>
              <text:p text:style-name="P3">ATM validate the card</text:p>
            </text:list-item>
            <text:list-item>
              <text:p text:style-name="P3">if card is valid</text:p>
            </text:list-item>
            <text:list-item>
              <text:p text:style-name="P3">ATM ask for the pin number</text:p>
              <text:list>
                <text:list-item>
                  <text:p text:style-name="P4">ATM <text:span text:style-name="T1">displays the menu </text:span></text:p>
                  <text:list>
                    <text:list-item>
                      <text:p text:style-name="P4">check balance</text:p>
                    </text:list-item>
                    <text:list-item>
                      <text:p text:style-name="P4">Withdraw cash</text:p>
                    </text:list-item>
                    <text:list-item>
                      <text:p text:style-name="P4"><text:s/>Transfer cash</text:p>
                    </text:list-item>
                    <text:list-item>
                      <text:p text:style-name="P4"><text:s/>Checking transactions</text:p>
                    </text:list-item>
                    <text:list-item>
                      <text:p text:style-name="P4"><text:s/>Print receipt<text:span text:style-name="T1"><text:tab/></text:span></text:p>
                    </text:list-item>
                  </text:list>
                </text:list-item>
              </text:list>
            </text:list-item>
            <text:list-item>
              <text:p text:style-name="P5">else the card is rejected</text:p>
            </text:list-item>
          </text:list>
        </text:list-item>
        <text:list-item>
          <text:p text:style-name="P3">case <text:span text:style-name="T1">1:</text:span> <text:span text:style-name="T1">user selects </text:span>check balance</text:p>
          <text:list>
            <text:list-item>
              <text:p text:style-name="P5">if user select show balance</text:p>
            </text:list-item>
            <text:list-item>
              <text:p text:style-name="P5">ATM shows the amount</text:p>
            </text:list-item>
            <text:list-item>
              <text:p text:style-name="P5">else user select back to menu</text:p>
            </text:list-item>
          </text:list>
        </text:list-item>
        <text:list-item>
          <text:p text:style-name="P3"><text:span text:style-name="T1">case 2: user select w</text:span>ithdraw cash</text:p>
          <text:list>
            <text:list-item>
              <text:p text:style-name="P5">ATM ask for the amount</text:p>
              <text:list>
                <text:list-item>
                  <text:p text:style-name="P5">user select the amount</text:p>
                </text:list-item>
                <text:list-item>
                  <text:p text:style-name="P6">ATM <text:span text:style-name="T2">dispense the cash</text:span></text:p>
                </text:list-item>
                <text:list-item>
                  <text:p text:style-name="P8">user take the cash</text:p>
                </text:list-item>
                <text:list-item>
                  <text:p text:style-name="P8">user take the card</text:p>
                </text:list-item>
              </text:list>
            </text:list-item>
            <text:list-item>
              <text:p text:style-name="P8">else user select back to menu</text:p>
            </text:list-item>
          </text:list>
        </text:list-item>
        <text:list-item>
          <text:p text:style-name="P3"><text:span text:style-name="T2">case 3: user select t</text:span>ransfer cash:</text:p>
          <text:list>
            <text:list-item>
              <text:p text:style-name="P6">ATM <text:span text:style-name="T2">show menu</text:span></text:p>
              <text:list>
                <text:list-item>
                  <text:p text:style-name="P8">user select a transaction( dna)</text:p>
                </text:list-item>
                <text:list-item>
                  <text:p text:style-name="P6">ATM <text:span text:style-name="T2">ask for the phone number</text:span></text:p>
                </text:list-item>
                <text:list-item>
                  <text:p text:style-name="P8">user enters the phone number and press Enter</text:p>
                </text:list-item>
                <text:list-item>
                  <text:p text:style-name="P8">user select the amount to transfer</text:p>
                </text:list-item>
                <text:list-item>
                  <text:p text:style-name="P8">user confirms the transactions</text:p>
                </text:list-item>
                <text:list-item>
                  <text:p text:style-name="P6">ATM <text:s/><text:span text:style-name="T2">process the transaction and display success transaction</text:span></text:p>
                </text:list-item>
                <text:list-item>
                  <text:p text:style-name="P6">ATM <text:s/><text:span text:style-name="T2">sends confirmation message to the user’s phone</text:span></text:p>
                </text:list-item>
                <text:list-item>
                  <text:p text:style-name="P8">user takes the card</text:p>
                </text:list-item>
              </text:list>
            </text:list-item>
            <text:list-item>
              <text:p text:style-name="P9">else user cancel the process</text:p>
            </text:list-item>
          </text:list>
        </text:list-item>
        <text:list-item>
          <text:p text:style-name="P3"><text:span text:style-name="T3">case 4: user selects c</text:span>heck transactions</text:p>
          <text:list>
            <text:list-item>
              <text:p text:style-name="P7">ATM <text:span text:style-name="T3">shows the menu</text:span></text:p>
              <text:list>
                <text:list-item>
                  <text:p text:style-name="P9">use select on screen </text:p>
                  <text:list>
                    <text:list-item>
                      <text:p text:style-name="P9"><text:span text:style-name="T1">ATM </text:span>displays the amount</text:p>
                    </text:list-item>
                  </text:list>
                </text:list-item>
                <text:list-item>
                  <text:p text:style-name="P9">user select print</text:p>
                  <text:list>
                    <text:list-item>
                      <text:p text:style-name="P7">ATM <text:span text:style-name="T3">print the receipt</text:span></text:p>
                    </text:list-item>
                  </text:list>
                </text:list-item>
              </text:list>
              <text:p text:style-name="P9"/>
            </text:list-item>
          </text:list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3T22:09:43.002093975</meta:creation-date>
    <dc:date>2021-05-26T12:42:41.436224807</dc:date>
    <meta:editing-duration>PT28M41S</meta:editing-duration>
    <meta:editing-cycles>6</meta:editing-cycles>
    <meta:generator>LibreOffice/7.1.3.2$Linux_X86_64 LibreOffice_project/10$Build-2</meta:generator>
    <meta:document-statistic meta:table-count="0" meta:image-count="0" meta:object-count="0" meta:page-count="1" meta:paragraph-count="41" meta:word-count="237" meta:character-count="1182" meta:non-whitespace-character-count="1017"/>
  </office:meta>
</office:document-meta>
</file>